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EZ48,EEZ65,EEZ71,EEZ91,EEZ99,EEZ100,EEZ108,EEZ109,EEZ110,EEZ119,EEZ123,EEZ185,EEZ187,EEZ188,EEZ189,EEZ190,EEZ191,EEZ209,EEZ212,EEZ213,EEZ215,EEZ216,EEZ224,EEZ273,OR1,OR2,OR3,OR4,OR5,HE1,HE2,HE3,HE4,HE5,HE6,HE7,HE8,HE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16:56:05.882724181</meta:creation-date>
    <dc:date>2022-08-11T16:56:31.04741624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218" meta:non-whitespace-character-count="218"/>
    <meta:generator>LibreOffice/6.0.7.3$Linux_X86_64 LibreOffice_project/00m0$Build-3</meta:generator>
  </office:meta>
</office:document-meta>
</file>